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7ce73" officeooo:paragraph-rsid="0017ce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h-4.3$ cd HC/</text:p>
      <text:p text:style-name="P1">bash-4.3$ LS</text:p>
      <text:p text:style-name="P1">bash: LS: command not found</text:p>
      <text:p text:style-name="P1">bash-4.3$ ls</text:p>
      <text:p text:style-name="P1">2019-09-04<text:tab/><text:tab/> <text:s text:c="6"/>2019-09-27 standartlibmath</text:p>
      <text:p text:style-name="P1">2019-09-06<text:tab/><text:tab/> <text:s text:c="6"/>2019-10-02 Programinstall</text:p>
      <text:p text:style-name="P1">2019-09-11 numerical errors 1 <text:s/>Ejercicios</text:p>
      <text:p text:style-name="P1">2019-09-18 numerical errors 2 <text:s/>Tarea1</text:p>
      <text:p text:style-name="P1">2019-09-25 Makefiles</text:p>
      <text:p text:style-name="P1">bash-4.3$ mkdir "2019-10-11 Debugging"/</text:p>
      <text:p text:style-name="P1">bash-4.3$ cd 2019-10-</text:p>
      <text:p text:style-name="P1">2019-10-02 Programinstall/ 2019-10-11 Debugging/</text:p>
      <text:p text:style-name="P1">bash-4.3$ cd 2019-10-11\ Debugging/</text:p>
      <text:p text:style-name="P1">bash-4.3$ emacs debug-1.cpp &amp;</text:p>
      <text:p text:style-name="P1">[1] 12379</text:p>
      <text:p text:style-name="P1">bash-4.3$ ls</text:p>
      <text:p text:style-name="P1">debug-1.cpp</text:p>
      <text:p text:style-name="P1">bash-4.3$ g++ debug-1.cpp </text:p>
      <text:p text:style-name="P1">bash-4.3$ ./a.out </text:p>
      <text:p text:style-name="P1">6</text:p>
      <text:p text:style-name="P1">0</text:p>
      <text:p text:style-name="P1">bash-4.3$ g++ -Wall debug-1.cpp </text:p>
      <text:p text:style-name="P1">debug-1.cpp: In function 'int main(int, char**)':</text:p>
      <text:p text:style-name="P1">debug-1.cpp:13:25: warning: operation on 'ii' may be undefined [-Wsequence-point]</text:p>
      <text:p text:style-name="P1"><text:s text:c="5"/>array[ii] = 2*(++ii); // != 2*(ii++) ? </text:p>
      <text:p text:style-name="P1"><text:s text:c="25"/>^</text:p>
      <text:p text:style-name="P1">bash-4.3$ man g++</text:p>
      <text:p text:style-name="P1">bash-4.3$ man g++</text:p>
      <text:p text:style-name="P1">bash-4.3$ g++ -Wall -fsanitize=address debug-1.cpp </text:p>
      <text:p text:style-name="P1">debug-1.cpp: In function 'int main(int, char**)':</text:p>
      <text:p text:style-name="P1">debug-1.cpp:13:25: warning: operation on 'ii' may be undefined [-Wsequence-point]</text:p>
      <text:p text:style-name="P1"><text:s text:c="5"/>array[ii] = 2*(++ii); // != 2*(ii++) ? </text:p>
      <text:p text:style-name="P1"><text:s text:c="25"/>^</text:p>
      <text:p text:style-name="P1">bash-4.3$ ./a.out </text:p>
      <text:p text:style-name="P1">6</text:p>
      <text:p text:style-name="P1">=================================================================</text:p>
      <text:p text:style-name="P1">==13092==ERROR: AddressSanitizer: heap-buffer-overflow on address 0x60700000e000 at pc 0x000000400e19 bp 0x7fff83e5cc50 sp 0x7fff83e5cc48</text:p>
      <text:p text:style-name="P1">READ of size 8 at 0x60700000e000 thread T0</text:p>
      <text:p text:style-name="P1"><text:s text:c="4"/>#0 0x400e18 in main (/home/anmgomezmo/HC/2019-10-11 Debugging/a.out+0x400e18)</text:p>
      <text:p text:style-name="P1"><text:s text:c="4"/>#1 0x7fc62f1e07cf in __libc_start_main (/lib64/libc.so.6+0x207cf)</text:p>
      <text:p text:style-name="P1"><text:s text:c="4"/>#2 0x400bc8 in _start (/home/anmgomezmo/HC/2019-10-11 Debugging/a.out+0x400bc8)</text:p>
      <text:p text:style-name="P1"/>
      <text:p text:style-name="P1">0x60700000e000 is located 0 bytes to the right of 80-byte region [0x60700000dfb0,0x60700000e000)</text:p>
      <text:p text:style-name="P1">allocated by thread T0 here:</text:p>
      <text:p text:style-name="P1"><text:s text:c="4"/>#0 0x7fc62feb9b6a in operator new[](unsigned long) (/usr/lib64/libasan.so.2+0x94b6a)</text:p>
      <text:p text:style-name="P1"><text:s text:c="4"/>#1 0x400d1f in main (/home/anmgomezmo/HC/2019-10-11 Debugging/a.out+0x400d1f)</text:p>
      <text:p text:style-name="P1"><text:s text:c="4"/>#2 0x7fc62f1e07cf in __libc_start_main (/lib64/libc.so.6+0x207cf)</text:p>
      <text:p text:style-name="P1"/>
      <text:p text:style-name="P1"><text:soft-page-break/>SUMMARY: AddressSanitizer: heap-buffer-overflow ??:0 main</text:p>
      <text:p text:style-name="P1">Shadow bytes around the buggy address:</text:p>
      <text:p text:style-name="P1"><text:s text:c="2"/>0x0c0e7fff9bb0: fa fa fa fa fa fa fa fa fa fa fa fa fa fa fa fa</text:p>
      <text:p text:style-name="P1"><text:s text:c="2"/>0x0c0e7fff9bc0: fa fa fa fa fa fa fa fa fa fa fa fa fa fa fa fa</text:p>
      <text:p text:style-name="P1"><text:s text:c="2"/>0x0c0e7fff9bd0: fa fa fa fa fa fa fa fa fa fa fa fa fa fa fa fa</text:p>
      <text:p text:style-name="P1"><text:s text:c="2"/>0x0c0e7fff9be0: fa fa fa fa fa fa fa fa fa fa fa fa fa fa fa fa</text:p>
      <text:p text:style-name="P1"><text:s text:c="2"/>0x0c0e7fff9bf0: fa fa fa fa fa fa 00 00 00 00 00 00 00 00 00 00</text:p>
      <text:p text:style-name="P1">=&gt;0x0c0e7fff9c00:[fa]fa fa fa fa fa fa fa fa fa fa fa fa fa fa fa</text:p>
      <text:p text:style-name="P1"><text:s text:c="2"/>0x0c0e7fff9c10: fa fa fa fa fa fa fa fa fa fa fa fa fa fa fa fa</text:p>
      <text:p text:style-name="P1"><text:s text:c="2"/>0x0c0e7fff9c20: fa fa fa fa fa fa fa fa fa fa fa fa fa fa fa fa</text:p>
      <text:p text:style-name="P1"><text:s text:c="2"/>0x0c0e7fff9c30: fa fa fa fa fa fa fa fa fa fa fa fa fa fa fa fa</text:p>
      <text:p text:style-name="P1"><text:s text:c="2"/>0x0c0e7fff9c40: fa fa fa fa fa fa fa fa fa fa fa fa fa fa fa fa</text:p>
      <text:p text:style-name="P1"><text:s text:c="2"/>0x0c0e7fff9c50: fa fa fa fa fa fa fa fa fa fa fa fa fa fa fa fa</text:p>
      <text:p text:style-name="P1">Shadow byte legend (one shadow byte represents 8 application bytes):</text:p>
      <text:p text:style-name="P1"><text:s text:c="2"/>Addressable: <text:s text:c="10"/>00</text:p>
      <text:p text:style-name="P1"><text:s text:c="2"/>Partially addressable: 01 02 03 04 05 06 07 </text:p>
      <text:p text:style-name="P1"><text:s text:c="2"/>Heap left redzone: <text:s text:c="6"/>fa</text:p>
      <text:p text:style-name="P1"><text:s text:c="2"/>Heap right redzone: <text:s text:c="5"/>fb</text:p>
      <text:p text:style-name="P1"><text:s text:c="2"/>Freed heap region: <text:s text:c="6"/>fd</text:p>
      <text:p text:style-name="P1"><text:s text:c="2"/>Stack left redzone: <text:s text:c="5"/>f1</text:p>
      <text:p text:style-name="P1"><text:s text:c="2"/>Stack mid redzone: <text:s text:c="6"/>f2</text:p>
      <text:p text:style-name="P1"><text:s text:c="2"/>Stack right redzone: <text:s text:c="4"/>f3</text:p>
      <text:p text:style-name="P1"><text:s text:c="2"/>Stack partial redzone: <text:s text:c="2"/>f4</text:p>
      <text:p text:style-name="P1"><text:s text:c="2"/>Stack after return: <text:s text:c="5"/>f5</text:p>
      <text:p text:style-name="P1"><text:s text:c="2"/>Stack use after scope: <text:s text:c="2"/>f8</text:p>
      <text:p text:style-name="P1"><text:s text:c="2"/>Global redzone: <text:s text:c="9"/>f9</text:p>
      <text:p text:style-name="P1"><text:s text:c="2"/>Global init order: <text:s text:c="6"/>f6</text:p>
      <text:p text:style-name="P1"><text:s text:c="2"/>Poisoned by user: <text:s text:c="7"/>f7</text:p>
      <text:p text:style-name="P1"><text:s text:c="2"/>Container overflow: <text:s text:c="5"/>fc</text:p>
      <text:p text:style-name="P1"><text:s text:c="2"/>Array cookie: <text:s text:c="11"/>ac</text:p>
      <text:p text:style-name="P1"><text:s text:c="2"/>Intra object redzone: <text:s text:c="3"/>bb</text:p>
      <text:p text:style-name="P1"><text:s text:c="2"/>ASan internal: <text:s text:c="10"/>fe</text:p>
      <text:p text:style-name="P1">==13092==ABORTING</text:p>
      <text:p text:style-name="P1">bash-4.3$ g++ -Wall -g -fsanitize=address debug-1.cpp </text:p>
      <text:p text:style-name="P1">debug-1.cpp: In function 'int main(int, char**)':</text:p>
      <text:p text:style-name="P1">debug-1.cpp:13:25: warning: operation on 'ii' may be undefined [-Wsequence-point]</text:p>
      <text:p text:style-name="P1"><text:s text:c="5"/>array[ii] = 2*(++ii); // != 2*(ii++) ? </text:p>
      <text:p text:style-name="P1"><text:s text:c="25"/>^</text:p>
      <text:p text:style-name="P1">bash-4.3$ ./a.out </text:p>
      <text:p text:style-name="P1">6</text:p>
      <text:p text:style-name="P1">=================================================================</text:p>
      <text:p text:style-name="P1">==13145==ERROR: AddressSanitizer: heap-buffer-overflow on address 0x60700000e000 at pc 0x000000400e19 bp 0x7ffc8c77ed70 sp 0x7ffc8c77ed68</text:p>
      <text:p text:style-name="P1">READ of size 8 at 0x60700000e000 thread T0</text:p>
      <text:p text:style-name="P1"><text:s text:c="4"/>#0 0x400e18 in main /home/anmgomezmo/HC/2019-10-11 Debugging/debug-1.cpp:19</text:p>
      <text:p text:style-name="P1"><text:s text:c="4"/>#1 0x7f58ab8887cf in __libc_start_main (/lib64/libc.so.6+0x207cf)</text:p>
      <text:p text:style-name="P1"><text:s text:c="4"/>#2 0x400bc8 in _start (/home/anmgomezmo/HC/2019-10-11 Debugging/a.out+0x400bc8)</text:p>
      <text:p text:style-name="P1"/>
      <text:p text:style-name="P1">0x60700000e000 is located 0 bytes to the right of 80-byte region [0x60700000dfb0,0x60700000e000)</text:p>
      <text:p text:style-name="P1"><text:soft-page-break/>allocated by thread T0 here:</text:p>
      <text:p text:style-name="P1"><text:s text:c="4"/>#0 0x7f58ac561b6a in operator new[](unsigned long) (/usr/lib64/libasan.so.2+0x94b6a)</text:p>
      <text:p text:style-name="P1"><text:s text:c="4"/>#1 0x400d1f in main /home/anmgomezmo/HC/2019-10-11 Debugging/debug-1.cpp:10</text:p>
      <text:p text:style-name="P1"><text:s text:c="4"/>#2 0x7f58ab8887cf in __libc_start_main (/lib64/libc.so.6+0x207cf)</text:p>
      <text:p text:style-name="P1"/>
      <text:p text:style-name="P1">SUMMARY: AddressSanitizer: heap-buffer-overflow /home/anmgomezmo/HC/2019-10-11 Debugging/debug-1.cpp:19 main</text:p>
      <text:p text:style-name="P1">Shadow bytes around the buggy address:</text:p>
      <text:p text:style-name="P1"><text:s text:c="2"/>0x0c0e7fff9bb0: fa fa fa fa fa fa fa fa fa fa fa fa fa fa fa fa</text:p>
      <text:p text:style-name="P1"><text:s text:c="2"/>0x0c0e7fff9bc0: fa fa fa fa fa fa fa fa fa fa fa fa fa fa fa fa</text:p>
      <text:p text:style-name="P1"><text:s text:c="2"/>0x0c0e7fff9bd0: fa fa fa fa fa fa fa fa fa fa fa fa fa fa fa fa</text:p>
      <text:p text:style-name="P1"><text:s text:c="2"/>0x0c0e7fff9be0: fa fa fa fa fa fa fa fa fa fa fa fa fa fa fa fa</text:p>
      <text:p text:style-name="P1"><text:s text:c="2"/>0x0c0e7fff9bf0: fa fa fa fa fa fa 00 00 00 00 00 00 00 00 00 00</text:p>
      <text:p text:style-name="P1">=&gt;0x0c0e7fff9c00:[fa]fa fa fa fa fa fa fa fa fa fa fa fa fa fa fa</text:p>
      <text:p text:style-name="P1"><text:s text:c="2"/>0x0c0e7fff9c10: fa fa fa fa fa fa fa fa fa fa fa fa fa fa fa fa</text:p>
      <text:p text:style-name="P1"><text:s text:c="2"/>0x0c0e7fff9c20: fa fa fa fa fa fa fa fa fa fa fa fa fa fa fa fa</text:p>
      <text:p text:style-name="P1"><text:s text:c="2"/>0x0c0e7fff9c30: fa fa fa fa fa fa fa fa fa fa fa fa fa fa fa fa</text:p>
      <text:p text:style-name="P1"><text:s text:c="2"/>0x0c0e7fff9c40: fa fa fa fa fa fa fa fa fa fa fa fa fa fa fa fa</text:p>
      <text:p text:style-name="P1"><text:s text:c="2"/>0x0c0e7fff9c50: fa fa fa fa fa fa fa fa fa fa fa fa fa fa fa fa</text:p>
      <text:p text:style-name="P1">Shadow byte legend (one shadow byte represents 8 application bytes):</text:p>
      <text:p text:style-name="P1"><text:s text:c="2"/>Addressable: <text:s text:c="10"/>00</text:p>
      <text:p text:style-name="P1"><text:s text:c="2"/>Partially addressable: 01 02 03 04 05 06 07 </text:p>
      <text:p text:style-name="P1"><text:s text:c="2"/>Heap left redzone: <text:s text:c="6"/>fa</text:p>
      <text:p text:style-name="P1"><text:s text:c="2"/>Heap right redzone: <text:s text:c="5"/>fb</text:p>
      <text:p text:style-name="P1"><text:s text:c="2"/>Freed heap region: <text:s text:c="6"/>fd</text:p>
      <text:p text:style-name="P1"><text:s text:c="2"/>Stack left redzone: <text:s text:c="5"/>f1</text:p>
      <text:p text:style-name="P1"><text:s text:c="2"/>Stack mid redzone: <text:s text:c="6"/>f2</text:p>
      <text:p text:style-name="P1"><text:s text:c="2"/>Stack right redzone: <text:s text:c="4"/>f3</text:p>
      <text:p text:style-name="P1"><text:s text:c="2"/>Stack partial redzone: <text:s text:c="2"/>f4</text:p>
      <text:p text:style-name="P1"><text:s text:c="2"/>Stack after return: <text:s text:c="5"/>f5</text:p>
      <text:p text:style-name="P1"><text:s text:c="2"/>Stack use after scope: <text:s text:c="2"/>f8</text:p>
      <text:p text:style-name="P1"><text:s text:c="2"/>Global redzone: <text:s text:c="9"/>f9</text:p>
      <text:p text:style-name="P1"><text:s text:c="2"/>Global init order: <text:s text:c="6"/>f6</text:p>
      <text:p text:style-name="P1"><text:s text:c="2"/>Poisoned by user: <text:s text:c="7"/>f7</text:p>
      <text:p text:style-name="P1"><text:s text:c="2"/>Container overflow: <text:s text:c="5"/>fc</text:p>
      <text:p text:style-name="P1"><text:s text:c="2"/>Array cookie: <text:s text:c="11"/>ac</text:p>
      <text:p text:style-name="P1"><text:s text:c="2"/>Intra object redzone: <text:s text:c="3"/>bb</text:p>
      <text:p text:style-name="P1"><text:s text:c="2"/>ASan internal: <text:s text:c="10"/>fe</text:p>
      <text:p text:style-name="P1">==13145==ABORTING</text:p>
      <text:p text:style-name="P1">bash-4.3$ g++ -Wall -g -fsanitize=address -fsanitize=leak debug-1.cpp </text:p>
      <text:p text:style-name="P1">debug-1.cpp: In function 'int main(int, char**)':</text:p>
      <text:p text:style-name="P1">debug-1.cpp:13:25: warning: operation on 'ii' may be undefined [-Wsequence-point]</text:p>
      <text:p text:style-name="P1"><text:s text:c="5"/>array[ii] = 2*(++ii); // != 2*(ii++) ? </text:p>
      <text:p text:style-name="P1"><text:s text:c="25"/>^</text:p>
      <text:p text:style-name="P1">bash-4.3$ ./a.out </text:p>
      <text:p text:style-name="P1">6</text:p>
      <text:p text:style-name="P1">=================================================================</text:p>
      <text:p text:style-name="P1">==13417==ERROR: AddressSanitizer: heap-buffer-overflow on address 0x60700000e000 at pc 0x000000400e19 bp 0x7ffd7e744a50 sp 0x7ffd7e744a48</text:p>
      <text:p text:style-name="P1"><text:soft-page-break/>READ of size 8 at 0x60700000e000 thread T0</text:p>
      <text:p text:style-name="P1"><text:s text:c="4"/>#0 0x400e18 in main /home/anmgomezmo/HC/2019-10-11 Debugging/debug-1.cpp:19</text:p>
      <text:p text:style-name="P1"><text:s text:c="4"/>#1 0x7f43d3a937cf in __libc_start_main (/lib64/libc.so.6+0x207cf)</text:p>
      <text:p text:style-name="P1"><text:s text:c="4"/>#2 0x400bc8 in _start (/home/anmgomezmo/HC/2019-10-11 Debugging/a.out+0x400bc8)</text:p>
      <text:p text:style-name="P1"/>
      <text:p text:style-name="P1">0x60700000e000 is located 0 bytes to the right of 80-byte region [0x60700000dfb0,0x60700000e000)</text:p>
      <text:p text:style-name="P1">allocated by thread T0 here:</text:p>
      <text:p text:style-name="P1"><text:s text:c="4"/>#0 0x7f43d476cb6a in operator new[](unsigned long) (/usr/lib64/libasan.so.2+0x94b6a)</text:p>
      <text:p text:style-name="P1"><text:s text:c="4"/>#1 0x400d1f in main /home/anmgomezmo/HC/2019-10-11 Debugging/debug-1.cpp:10</text:p>
      <text:p text:style-name="P1"><text:s text:c="4"/>#2 0x7f43d3a937cf in __libc_start_main (/lib64/libc.so.6+0x207cf)</text:p>
      <text:p text:style-name="P1"/>
      <text:p text:style-name="P1">SUMMARY: AddressSanitizer: heap-buffer-overflow /home/anmgomezmo/HC/2019-10-11 Debugging/debug-1.cpp:19 main</text:p>
      <text:p text:style-name="P1">Shadow bytes around the buggy address:</text:p>
      <text:p text:style-name="P1"><text:s text:c="2"/>0x0c0e7fff9bb0: fa fa fa fa fa fa fa fa fa fa fa fa fa fa fa fa</text:p>
      <text:p text:style-name="P1"><text:s text:c="2"/>0x0c0e7fff9bc0: fa fa fa fa fa fa fa fa fa fa fa fa fa fa fa fa</text:p>
      <text:p text:style-name="P1"><text:s text:c="2"/>0x0c0e7fff9bd0: fa fa fa fa fa fa fa fa fa fa fa fa fa fa fa fa</text:p>
      <text:p text:style-name="P1"><text:s text:c="2"/>0x0c0e7fff9be0: fa fa fa fa fa fa fa fa fa fa fa fa fa fa fa fa</text:p>
      <text:p text:style-name="P1"><text:s text:c="2"/>0x0c0e7fff9bf0: fa fa fa fa fa fa 00 00 00 00 00 00 00 00 00 00</text:p>
      <text:p text:style-name="P1">=&gt;0x0c0e7fff9c00:[fa]fa fa fa fa fa fa fa fa fa fa fa fa fa fa fa</text:p>
      <text:p text:style-name="P1"><text:s text:c="2"/>0x0c0e7fff9c10: fa fa fa fa fa fa fa fa fa fa fa fa fa fa fa fa</text:p>
      <text:p text:style-name="P1"><text:s text:c="2"/>0x0c0e7fff9c20: fa fa fa fa fa fa fa fa fa fa fa fa fa fa fa fa</text:p>
      <text:p text:style-name="P1"><text:s text:c="2"/>0x0c0e7fff9c30: fa fa fa fa fa fa fa fa fa fa fa fa fa fa fa fa</text:p>
      <text:p text:style-name="P1"><text:s text:c="2"/>0x0c0e7fff9c40: fa fa fa fa fa fa fa fa fa fa fa fa fa fa fa fa</text:p>
      <text:p text:style-name="P1"><text:s text:c="2"/>0x0c0e7fff9c50: fa fa fa fa fa fa fa fa fa fa fa fa fa fa fa fa</text:p>
      <text:p text:style-name="P1">Shadow byte legend (one shadow byte represents 8 application bytes):</text:p>
      <text:p text:style-name="P1"><text:s text:c="2"/>Addressable: <text:s text:c="10"/>00</text:p>
      <text:p text:style-name="P1"><text:s text:c="2"/>Partially addressable: 01 02 03 04 05 06 07 </text:p>
      <text:p text:style-name="P1"><text:s text:c="2"/>Heap left redzone: <text:s text:c="6"/>fa</text:p>
      <text:p text:style-name="P1"><text:s text:c="2"/>Heap right redzone: <text:s text:c="5"/>fb</text:p>
      <text:p text:style-name="P1"><text:s text:c="2"/>Freed heap region: <text:s text:c="6"/>fd</text:p>
      <text:p text:style-name="P1"><text:s text:c="2"/>Stack left redzone: <text:s text:c="5"/>f1</text:p>
      <text:p text:style-name="P1"><text:s text:c="2"/>Stack mid redzone: <text:s text:c="6"/>f2</text:p>
      <text:p text:style-name="P1"><text:s text:c="2"/>Stack right redzone: <text:s text:c="4"/>f3</text:p>
      <text:p text:style-name="P1"><text:s text:c="2"/>Stack partial redzone: <text:s text:c="2"/>f4</text:p>
      <text:p text:style-name="P1"><text:s text:c="2"/>Stack after return: <text:s text:c="5"/>f5</text:p>
      <text:p text:style-name="P1"><text:s text:c="2"/>Stack use after scope: <text:s text:c="2"/>f8</text:p>
      <text:p text:style-name="P1"><text:s text:c="2"/>Global redzone: <text:s text:c="9"/>f9</text:p>
      <text:p text:style-name="P1"><text:s text:c="2"/>Global init order: <text:s text:c="6"/>f6</text:p>
      <text:p text:style-name="P1"><text:s text:c="2"/>Poisoned by user: <text:s text:c="7"/>f7</text:p>
      <text:p text:style-name="P1"><text:s text:c="2"/>Container overflow: <text:s text:c="5"/>fc</text:p>
      <text:p text:style-name="P1"><text:s text:c="2"/>Array cookie: <text:s text:c="11"/>ac</text:p>
      <text:p text:style-name="P1"><text:s text:c="2"/>Intra object redzone: <text:s text:c="3"/>bb</text:p>
      <text:p text:style-name="P1"><text:s text:c="2"/>ASan internal: <text:s text:c="10"/>fe</text:p>
      <text:p text:style-name="P1">==13417==ABORTING</text:p>
      <text:p text:style-name="P1">bash-4.3$ g++ -Wall -g -fsanitize=address -fsanitize=leak -fsanitize=undefine debug-1.cpp </text:p>
      <text:p text:style-name="P1">g++: error: unrecognized argument to -fsanitize= option: 'undefine'</text:p>
      <text:p text:style-name="P1">bash-4.3$ g++ -Wall -g -fsanitize=address -fsanitize=leak -fsanitize=undefine debug-1.cpp </text:p>
      <text:p text:style-name="P1">g++: error: unrecognized argument to -fsanitize= option: 'undefine'</text:p>
      <text:p text:style-name="P1"><text:soft-page-break/>bash-4.3$ g++ -Wall -g -fsanitize=address -fsanitize=leak -fsanitize=undefined debug-1.cpp </text:p>
      <text:p text:style-name="P1">debug-1.cpp: In function 'int main(int, char**)':</text:p>
      <text:p text:style-name="P1">debug-1.cpp:13:25: warning: operation on 'ii' may be undefined [-Wsequence-point]</text:p>
      <text:p text:style-name="P1"><text:s text:c="5"/>array[ii] = 2*(++ii); // != 2*(ii++) ? </text:p>
      <text:p text:style-name="P1"><text:s text:c="25"/>^</text:p>
      <text:p text:style-name="P1">bash-4.3$ ./a.out </text:p>
      <text:p text:style-name="P1">6</text:p>
      <text:p text:style-name="P1">=================================================================</text:p>
      <text:p text:style-name="P1">==13429==ERROR: AddressSanitizer: heap-buffer-overflow on address 0x60700000e000 at pc 0x0000004012e5 bp 0x7ffcd7f1e8b0 sp 0x7ffcd7f1e8a8</text:p>
      <text:p text:style-name="P1">READ of size 8 at 0x60700000e000 thread T0</text:p>
      <text:p text:style-name="P1"><text:s text:c="4"/>#0 0x4012e4 in main /home/anmgomezmo/HC/2019-10-11 Debugging/debug-1.cpp:19</text:p>
      <text:p text:style-name="P1"><text:s text:c="4"/>#1 0x7fb814c577cf in __libc_start_main (/lib64/libc.so.6+0x207cf)</text:p>
      <text:p text:style-name="P1"><text:s text:c="4"/>#2 0x400e38 in _start (/home/anmgomezmo/HC/2019-10-11 Debugging/a.out+0x400e38)</text:p>
      <text:p text:style-name="P1"/>
      <text:p text:style-name="P1">0x60700000e000 is located 0 bytes to the right of 80-byte region [0x60700000dfb0,0x60700000e000)</text:p>
      <text:p text:style-name="P1">allocated by thread T0 here:</text:p>
      <text:p text:style-name="P1"><text:s text:c="4"/>#0 0x7fb81663cb6a in operator new[](unsigned long) (/usr/lib64/libasan.so.2+0x94b6a)</text:p>
      <text:p text:style-name="P1"><text:s text:c="4"/>#1 0x400f92 in main /home/anmgomezmo/HC/2019-10-11 Debugging/debug-1.cpp:10</text:p>
      <text:p text:style-name="P1"><text:s text:c="4"/>#2 0x7fb814c577cf in __libc_start_main (/lib64/libc.so.6+0x207cf)</text:p>
      <text:p text:style-name="P1"/>
      <text:p text:style-name="P1">SUMMARY: AddressSanitizer: heap-buffer-overflow /home/anmgomezmo/HC/2019-10-11 Debugging/debug-1.cpp:19 main</text:p>
      <text:p text:style-name="P1">Shadow bytes around the buggy address:</text:p>
      <text:p text:style-name="P1"><text:s text:c="2"/>0x0c0e7fff9bb0: fa fa fa fa fa fa fa fa fa fa fa fa fa fa fa fa</text:p>
      <text:p text:style-name="P1"><text:s text:c="2"/>0x0c0e7fff9bc0: fa fa fa fa fa fa fa fa fa fa fa fa fa fa fa fa</text:p>
      <text:p text:style-name="P1"><text:s text:c="2"/>0x0c0e7fff9bd0: fa fa fa fa fa fa fa fa fa fa fa fa fa fa fa fa</text:p>
      <text:p text:style-name="P1"><text:s text:c="2"/>0x0c0e7fff9be0: fa fa fa fa fa fa fa fa fa fa fa fa fa fa fa fa</text:p>
      <text:p text:style-name="P1"><text:s text:c="2"/>0x0c0e7fff9bf0: fa fa fa fa fa fa 00 00 00 00 00 00 00 00 00 00</text:p>
      <text:p text:style-name="P1">=&gt;0x0c0e7fff9c00:[fa]fa fa fa fa fa fa fa fa fa fa fa fa fa fa fa</text:p>
      <text:p text:style-name="P1"><text:s text:c="2"/>0x0c0e7fff9c10: fa fa fa fa fa fa fa fa fa fa fa fa fa fa fa fa</text:p>
      <text:p text:style-name="P1"><text:s text:c="2"/>0x0c0e7fff9c20: fa fa fa fa fa fa fa fa fa fa fa fa fa fa fa fa</text:p>
      <text:p text:style-name="P1"><text:s text:c="2"/>0x0c0e7fff9c30: fa fa fa fa fa fa fa fa fa fa fa fa fa fa fa fa</text:p>
      <text:p text:style-name="P1"><text:s text:c="2"/>0x0c0e7fff9c40: fa fa fa fa fa fa fa fa fa fa fa fa fa fa fa fa</text:p>
      <text:p text:style-name="P1"><text:s text:c="2"/>0x0c0e7fff9c50: fa fa fa fa fa fa fa fa fa fa fa fa fa fa fa fa</text:p>
      <text:p text:style-name="P1">Shadow byte legend (one shadow byte represents 8 application bytes):</text:p>
      <text:p text:style-name="P1"><text:s text:c="2"/>Addressable: <text:s text:c="10"/>00</text:p>
      <text:p text:style-name="P1"><text:s text:c="2"/>Partially addressable: 01 02 03 04 05 06 07 </text:p>
      <text:p text:style-name="P1"><text:s text:c="2"/>Heap left redzone: <text:s text:c="6"/>fa</text:p>
      <text:p text:style-name="P1"><text:s text:c="2"/>Heap right redzone: <text:s text:c="5"/>fb</text:p>
      <text:p text:style-name="P1"><text:s text:c="2"/>Freed heap region: <text:s text:c="6"/>fd</text:p>
      <text:p text:style-name="P1"><text:s text:c="2"/>Stack left redzone: <text:s text:c="5"/>f1</text:p>
      <text:p text:style-name="P1"><text:s text:c="2"/>Stack mid redzone: <text:s text:c="6"/>f2</text:p>
      <text:p text:style-name="P1"><text:s text:c="2"/>Stack right redzone: <text:s text:c="4"/>f3</text:p>
      <text:p text:style-name="P1"><text:s text:c="2"/>Stack partial redzone: <text:s text:c="2"/>f4</text:p>
      <text:p text:style-name="P1"><text:s text:c="2"/>Stack after return: <text:s text:c="5"/>f5</text:p>
      <text:p text:style-name="P1"><text:s text:c="2"/>Stack use after scope: <text:s text:c="2"/>f8</text:p>
      <text:p text:style-name="P1"><text:s text:c="2"/>Global redzone: <text:s text:c="9"/>f9</text:p>
      <text:p text:style-name="P1"><text:s text:c="2"/>Global init order: <text:s text:c="6"/>f6</text:p>
      <text:p text:style-name="P1"><text:soft-page-break/><text:s text:c="2"/>Poisoned by user: <text:s text:c="7"/>f7</text:p>
      <text:p text:style-name="P1"><text:s text:c="2"/>Container overflow: <text:s text:c="5"/>fc</text:p>
      <text:p text:style-name="P1"><text:s text:c="2"/>Array cookie: <text:s text:c="11"/>ac</text:p>
      <text:p text:style-name="P1"><text:s text:c="2"/>Intra object redzone: <text:s text:c="3"/>bb</text:p>
      <text:p text:style-name="P1"><text:s text:c="2"/>ASan internal: <text:s text:c="10"/>fe</text:p>
      <text:p text:style-name="P1">==13429==ABORTING</text:p>
      <text:p text:style-name="P1">bash-4.3$ clear</text:p>
      <text:p text:style-name="P1"/>
      <text:p text:style-name="P1">bash-4.3$ g++ -Wall -g -fsanitize=address -fsanitize=leak -fsanitize=undefined debug-1.cpp </text:p>
      <text:p text:style-name="P1">debug-1.cpp: In function 'int main(int, char**)':</text:p>
      <text:p text:style-name="P1">debug-1.cpp:13:25: warning: operation on 'ii' may be undefined [-Wsequence-point]</text:p>
      <text:p text:style-name="P1"><text:s text:c="5"/>array[ii] = 2*(++ii); // != 2*(ii++) ? </text:p>
      <text:p text:style-name="P1"><text:s text:c="25"/>^</text:p>
      <text:p text:style-name="P1">bash-4.3$ gdb ./a.out </text:p>
      <text:p text:style-name="P1">GNU gdb (GDB) 7.11.1</text:p>
      <text:p text:style-name="P1">Copyright (C) 2016 Free Software Foundation, Inc.</text:p>
      <text:p text:style-name="P1">License GPLv3+: GNU GPL version 3 or later &lt;http://gnu.org/licenses/gpl.html&gt;</text:p>
      <text:p text:style-name="P1">This is free software: you are free to change and redistribute it.</text:p>
      <text:p text:style-name="P1">There is NO WARRANTY, to the extent permitted by law. <text:s/>Type "show copying"</text:p>
      <text:p text:style-name="P1">and "show warranty" for details.</text:p>
      <text:p text:style-name="P1">This GDB was configured as "x86_64-slackware-linux".</text:p>
      <text:p text:style-name="P1">Type "show configuration" for configuration details.</text:p>
      <text:p text:style-name="P1">For bug reporting instructions, please see:</text:p>
      <text:p text:style-name="P1">&lt;http://www.gnu.org/software/gdb/bugs/&gt;.</text:p>
      <text:p text:style-name="P1">Find the GDB manual and other documentation resources online at:</text:p>
      <text:p text:style-name="P1">&lt;http://www.gnu.org/software/gdb/documentation/&gt;.</text:p>
      <text:p text:style-name="P1">For help, type "help".</text:p>
      <text:p text:style-name="P1">Type "apropos word" to search for commands related to "word"...</text:p>
      <text:p text:style-name="P1">Reading symbols from ./a.out...done.</text:p>
      <text:p text:style-name="P1">(gdb) br 7</text:p>
      <text:p text:style-name="P1">Breakpoint 1 at 0x400f82: file debug-1.cpp, line 7.</text:p>
      <text:p text:style-name="P1">(gdb) run</text:p>
      <text:p text:style-name="P1">Starting program: /home/anmgomezmo/HC/2019-10-11 Debugging/a.out </text:p>
      <text:p text:style-name="P1">[Thread debugging using libthread_db enabled]</text:p>
      <text:p text:style-name="P1">Using host libthread_db library "/lib64/libthread_db.so.1".</text:p>
      <text:p text:style-name="P1"/>
      <text:p text:style-name="P1">Breakpoint 1, main (argc=1, argv=0x7fffffffdf98) at debug-1.cpp:7</text:p>
      <text:p text:style-name="P1">7<text:tab/> <text:s/>const int N = 10;</text:p>
      <text:p text:style-name="P1">(gdb) l</text:p>
      <text:p text:style-name="P1">2<text:tab/>#include &lt;cstdlib&gt;</text:p>
      <text:p text:style-name="P1">3<text:tab/></text:p>
      <text:p text:style-name="P1">4<text:tab/>int main(int argc, char **argv)</text:p>
      <text:p text:style-name="P1">5<text:tab/>{</text:p>
      <text:p text:style-name="P1">6<text:tab/> <text:s/>// declare variables</text:p>
      <text:p text:style-name="P1">7<text:tab/> <text:s/>const int N = 10;</text:p>
      <text:p text:style-name="P1">8<text:tab/> <text:s/>double * array;</text:p>
      <text:p text:style-name="P1">9<text:tab/> <text:s/>//reserve memory</text:p>
      <text:p text:style-name="P1">10<text:tab/> <text:s/>array = new double [N];</text:p>
      <text:p text:style-name="P1">11<text:tab/> <text:s/>// initialise array</text:p>
      <text:p text:style-name="P1"><text:soft-page-break/>(gdb) print N</text:p>
      <text:p text:style-name="P1">$1 = 4199744</text:p>
      <text:p text:style-name="P1">(gdb) n</text:p>
      <text:p text:style-name="P1">10<text:tab/> <text:s/>array = new double [N];</text:p>
      <text:p text:style-name="P1">(gdb) print N</text:p>
      <text:p text:style-name="P1">$2 = 10</text:p>
      <text:p text:style-name="P1">(gdb) print array </text:p>
      <text:p text:style-name="P1">$3 = (double *) 0x400e10 &lt;_start&gt;</text:p>
      <text:p text:style-name="P1">(gdb) print array[0] </text:p>
      <text:p text:style-name="P1">$4 = -6.0463905725124259e-264</text:p>
      <text:p text:style-name="P1">(gdb) n</text:p>
      <text:p text:style-name="P1">12<text:tab/> <text:s/>for (int ii = 0; ii &lt; N; ++ii) {</text:p>
      <text:p text:style-name="P1">(gdb) print array <text:s text:c="3"/></text:p>
      <text:p text:style-name="P1">$5 = (double *) 0x60700000dfb0</text:p>
      <text:p text:style-name="P1">(gdb) print array[0] </text:p>
      <text:p text:style-name="P1">$6 = -1.8325506472120096e-06</text:p>
      <text:p text:style-name="P1">(gdb) n</text:p>
      <text:p text:style-name="P1">13<text:tab/> <text:s text:c="3"/>array[ii] = 2*(++ii); // != 2*(ii++) ? </text:p>
      <text:p text:style-name="P1">(gdb) print ii</text:p>
      <text:p text:style-name="P1">$7 = 0</text:p>
      <text:p text:style-name="P1">(gdb) n</text:p>
      <text:p text:style-name="P1">12<text:tab/> <text:s/>for (int ii = 0; ii &lt; N; ++ii) {</text:p>
      <text:p text:style-name="P1">(gdb) print ii</text:p>
      <text:p text:style-name="P1">$8 = 1</text:p>
      <text:p text:style-name="P1">(gdb) n</text:p>
      <text:p text:style-name="P1">13<text:tab/> <text:s text:c="3"/>array[ii] = 2*(++ii); // != 2*(ii++) ? </text:p>
      <text:p text:style-name="P1">(gdb) print ii</text:p>
      <text:p text:style-name="P1">$9 = 2</text:p>
      <text:p text:style-name="P1">(gdb) n</text:p>
      <text:p text:style-name="P1">12<text:tab/> <text:s/>for (int ii = 0; ii &lt; N; ++ii) {</text:p>
      <text:p text:style-name="P1">(gdb) print ii</text:p>
      <text:p text:style-name="P1">$10 = 3</text:p>
      <text:p text:style-name="P1">(gdb) n</text:p>
      <text:p text:style-name="P1">13<text:tab/> <text:s text:c="3"/>array[ii] = 2*(++ii); // != 2*(ii++) ? </text:p>
      <text:p text:style-name="P1">(gdb) n</text:p>
      <text:p text:style-name="P1">12<text:tab/> <text:s/>for (int ii = 0; ii &lt; N; ++ii) {</text:p>
      <text:p text:style-name="P1">(gdb) n</text:p>
      <text:p text:style-name="P1">13<text:tab/> <text:s text:c="3"/>array[ii] = 2*(++ii); // != 2*(ii++) ? </text:p>
      <text:p text:style-name="P1">(gdb) n</text:p>
      <text:p text:style-name="P1">12<text:tab/> <text:s/>for (int ii = 0; ii &lt; N; ++ii) {</text:p>
      <text:p text:style-name="P1">(gdb) n</text:p>
      <text:p text:style-name="P1">13<text:tab/> <text:s text:c="3"/>array[ii] = 2*(++ii); // != 2*(ii++) ? </text:p>
      <text:p text:style-name="P1">(gdb) n</text:p>
      <text:p text:style-name="P1">12<text:tab/> <text:s/>for (int ii = 0; ii &lt; N; ++ii) {</text:p>
      <text:p text:style-name="P1">(gdb) n</text:p>
      <text:p text:style-name="P1">16<text:tab/> <text:s/>int idx = 2;</text:p>
      <text:p text:style-name="P1">(gdb) n</text:p>
      <text:p text:style-name="P1">17<text:tab/> <text:s/>std::cout &lt;&lt; array[idx] &lt;&lt; std::endl;</text:p>
      <text:p text:style-name="P1">(gdb) n</text:p>
      <text:p text:style-name="P1"><text:soft-page-break/>6</text:p>
      <text:p text:style-name="P1">18<text:tab/> <text:s/>idx = 10;</text:p>
      <text:p text:style-name="P1">(gdb) n</text:p>
      <text:p text:style-name="P1">19<text:tab/> <text:s/>std::cout &lt;&lt; array[idx] &lt;&lt; std::endl; // compiles, but ... </text:p>
      <text:p text:style-name="P1">(gdb) n</text:p>
      <text:p text:style-name="P1">=================================================================</text:p>
      <text:p text:style-name="P1">==13524==ERROR: AddressSanitizer: heap-buffer-overflow on address 0x60700000e000 at pc 0x0000004012e5 bp 0x7fffffffde50 sp 0x7fffffffde48</text:p>
      <text:p text:style-name="P1">READ of size 8 at 0x60700000e000 thread T0</text:p>
      <text:p text:style-name="P1"><text:s text:c="4"/>#0 0x4012e4 in main /home/anmgomezmo/HC/2019-10-11 Debugging/debug-1.cpp:19</text:p>
      <text:p text:style-name="P1"><text:s text:c="4"/>#1 0x7ffff551f7cf in __libc_start_main (/lib64/libc.so.6+0x207cf)</text:p>
      <text:p text:style-name="P1"><text:s text:c="4"/>#2 0x400e38 in _start (/home/anmgomezmo/HC/2019-10-11 Debugging/a.out+0x400e38)</text:p>
      <text:p text:style-name="P1"/>
      <text:p text:style-name="P1">0x60700000e000 is located 0 bytes to the right of 80-byte region [0x60700000dfb0,0x60700000e000)</text:p>
      <text:p text:style-name="P1">allocated by thread T0 here:</text:p>
      <text:p text:style-name="P1"><text:s text:c="4"/>#0 0x7ffff6f04b6a in operator new[](unsigned long) (/usr/lib64/libasan.so.2+0x94b6a)</text:p>
      <text:p text:style-name="P1"><text:s text:c="4"/>#1 0x400f92 in main /home/anmgomezmo/HC/2019-10-11 Debugging/debug-1.cpp:10</text:p>
      <text:p text:style-name="P1"><text:s text:c="4"/>#2 0x7ffff551f7cf in __libc_start_main (/lib64/libc.so.6+0x207cf)</text:p>
      <text:p text:style-name="P1"/>
      <text:p text:style-name="P1">SUMMARY: AddressSanitizer: heap-buffer-overflow /home/anmgomezmo/HC/2019-10-11 Debugging/debug-1.cpp:19 main</text:p>
      <text:p text:style-name="P1">Shadow bytes around the buggy address:</text:p>
      <text:p text:style-name="P1"><text:s text:c="2"/>0x0c0e7fff9bb0: fa fa fa fa fa fa fa fa fa fa fa fa fa fa fa fa</text:p>
      <text:p text:style-name="P1"><text:s text:c="2"/>0x0c0e7fff9bc0: fa fa fa fa fa fa fa fa fa fa fa fa fa fa fa fa</text:p>
      <text:p text:style-name="P1"><text:s text:c="2"/>0x0c0e7fff9bd0: fa fa fa fa fa fa fa fa fa fa fa fa fa fa fa fa</text:p>
      <text:p text:style-name="P1"><text:s text:c="2"/>0x0c0e7fff9be0: fa fa fa fa fa fa fa fa fa fa fa fa fa fa fa fa</text:p>
      <text:p text:style-name="P1"><text:s text:c="2"/>0x0c0e7fff9bf0: fa fa fa fa fa fa 00 00 00 00 00 00 00 00 00 00</text:p>
      <text:p text:style-name="P1">=&gt;0x0c0e7fff9c00:[fa]fa fa fa fa fa fa fa fa fa fa fa fa fa fa fa</text:p>
      <text:p text:style-name="P1"><text:s text:c="2"/>0x0c0e7fff9c10: fa fa fa fa fa fa fa fa fa fa fa fa fa fa fa fa</text:p>
      <text:p text:style-name="P1"><text:s text:c="2"/>0x0c0e7fff9c20: fa fa fa fa fa fa fa fa fa fa fa fa fa fa fa fa</text:p>
      <text:p text:style-name="P1"><text:s text:c="2"/>0x0c0e7fff9c30: fa fa fa fa fa fa fa fa fa fa fa fa fa fa fa fa</text:p>
      <text:p text:style-name="P1"><text:s text:c="2"/>0x0c0e7fff9c40: fa fa fa fa fa fa fa fa fa fa fa fa fa fa fa fa</text:p>
      <text:p text:style-name="P1"><text:s text:c="2"/>0x0c0e7fff9c50: fa fa fa fa fa fa fa fa fa fa fa fa fa fa fa fa</text:p>
      <text:p text:style-name="P1">Shadow byte legend (one shadow byte represents 8 application bytes):</text:p>
      <text:p text:style-name="P1"><text:s text:c="2"/>Addressable: <text:s text:c="10"/>00</text:p>
      <text:p text:style-name="P1"><text:s text:c="2"/>Partially addressable: 01 02 03 04 05 06 07 </text:p>
      <text:p text:style-name="P1"><text:s text:c="2"/>Heap left redzone: <text:s text:c="6"/>fa</text:p>
      <text:p text:style-name="P1"><text:s text:c="2"/>Heap right redzone: <text:s text:c="5"/>fb</text:p>
      <text:p text:style-name="P1"><text:s text:c="2"/>Freed heap region: <text:s text:c="6"/>fd</text:p>
      <text:p text:style-name="P1"><text:s text:c="2"/>Stack left redzone: <text:s text:c="5"/>f1</text:p>
      <text:p text:style-name="P1"><text:s text:c="2"/>Stack mid redzone: <text:s text:c="6"/>f2</text:p>
      <text:p text:style-name="P1"><text:s text:c="2"/>Stack right redzone: <text:s text:c="4"/>f3</text:p>
      <text:p text:style-name="P1"><text:s text:c="2"/>Stack partial redzone: <text:s text:c="2"/>f4</text:p>
      <text:p text:style-name="P1"><text:s text:c="2"/>Stack after return: <text:s text:c="5"/>f5</text:p>
      <text:p text:style-name="P1"><text:s text:c="2"/>Stack use after scope: <text:s text:c="2"/>f8</text:p>
      <text:p text:style-name="P1"><text:s text:c="2"/>Global redzone: <text:s text:c="9"/>f9</text:p>
      <text:p text:style-name="P1"><text:s text:c="2"/>Global init order: <text:s text:c="6"/>f6</text:p>
      <text:p text:style-name="P1"><text:s text:c="2"/>Poisoned by user: <text:s text:c="7"/>f7</text:p>
      <text:p text:style-name="P1"><text:s text:c="2"/>Container overflow: <text:s text:c="5"/>fc</text:p>
      <text:p text:style-name="P1"><text:soft-page-break/><text:s text:c="2"/>Array cookie: <text:s text:c="11"/>ac</text:p>
      <text:p text:style-name="P1"><text:s text:c="2"/>Intra object redzone: <text:s text:c="3"/>bb</text:p>
      <text:p text:style-name="P1"><text:s text:c="2"/>ASan internal: <text:s text:c="10"/>fe</text:p>
      <text:p text:style-name="P1">==13524==ABORTING</text:p>
      <text:p text:style-name="P1">[Inferior 1 (process 13524) exited with code 01]</text:p>
      <text:p text:style-name="P1">(gdb) q</text:p>
      <text:p text:style-name="P1">bash-4.3$ gdb ./a.out </text:p>
      <text:p text:style-name="P1">GNU gdb (GDB) 7.11.1</text:p>
      <text:p text:style-name="P1">Copyright (C) 2016 Free Software Foundation, Inc.</text:p>
      <text:p text:style-name="P1">License GPLv3+: GNU GPL version 3 or later &lt;http://gnu.org/licenses/gpl.html&gt;</text:p>
      <text:p text:style-name="P1">This is free software: you are free to change and redistribute it.</text:p>
      <text:p text:style-name="P1">There is NO WARRANTY, to the extent permitted by law. <text:s/>Type "show copying"</text:p>
      <text:p text:style-name="P1">and "show warranty" for details.</text:p>
      <text:p text:style-name="P1">This GDB was configured as "x86_64-slackware-linux".</text:p>
      <text:p text:style-name="P1">Type "show configuration" for configuration details.</text:p>
      <text:p text:style-name="P1">For bug reporting instructions, please see:</text:p>
      <text:p text:style-name="P1">&lt;http://www.gnu.org/software/gdb/bugs/&gt;.</text:p>
      <text:p text:style-name="P1">Find the GDB manual and other documentation resources online at:</text:p>
      <text:p text:style-name="P1">&lt;http://www.gnu.org/software/gdb/documentation/&gt;.</text:p>
      <text:p text:style-name="P1">For help, type "help".</text:p>
      <text:p text:style-name="P1">Type "apropos word" to search for commands related to "word"...</text:p>
      <text:p text:style-name="P1">Reading symbols from ./a.out...done.</text:p>
      <text:p text:style-name="P1">(gdb) br 7</text:p>
      <text:p text:style-name="P1">Breakpoint 1 at 0x400f82: file debug-1.cpp, line 7.</text:p>
      <text:p text:style-name="P1">(gdb) run</text:p>
      <text:p text:style-name="P1">Starting program: /home/anmgomezmo/HC/2019-10-11 Debugging/a.out </text:p>
      <text:p text:style-name="P1">[Thread debugging using libthread_db enabled]</text:p>
      <text:p text:style-name="P1">Using host libthread_db library "/lib64/libthread_db.so.1".</text:p>
      <text:p text:style-name="P1"/>
      <text:p text:style-name="P1">Breakpoint 1, main (argc=1, argv=0x7fffffffdf98) at debug-1.cpp:7</text:p>
      <text:p text:style-name="P1">7<text:tab/> <text:s/>const int N = 10;</text:p>
      <text:p text:style-name="P1">(gdb) l</text:p>
      <text:p text:style-name="P1">2<text:tab/>#include &lt;cstdlib&gt;</text:p>
      <text:p text:style-name="P1">3<text:tab/></text:p>
      <text:p text:style-name="P1">4<text:tab/>int main(int argc, char **argv)</text:p>
      <text:p text:style-name="P1">5<text:tab/>{</text:p>
      <text:p text:style-name="P1">6<text:tab/> <text:s/>// declare variables</text:p>
      <text:p text:style-name="P1">7<text:tab/> <text:s/>const int N = 10;</text:p>
      <text:p text:style-name="P1">8<text:tab/> <text:s/>double * array;</text:p>
      <text:p text:style-name="P1">9<text:tab/> <text:s/>//reserve memory</text:p>
      <text:p text:style-name="P1">10<text:tab/> <text:s/>array = new double [N];</text:p>
      <text:p text:style-name="P1">11<text:tab/> <text:s/>// initialise array</text:p>
      <text:p text:style-name="P1">(gdb) q</text:p>
      <text:p text:style-name="P1">A debugging session is active.</text:p>
      <text:p text:style-name="P1"/>
      <text:p text:style-name="P1"><text:tab/>Inferior 1 [process 13607] will be killed.</text:p>
      <text:p text:style-name="P1"/>
      <text:p text:style-name="P1">Quit anyway? (y or n) y</text:p>
      <text:p text:style-name="P1">bash-4.3$ gdb --tui ./a.out </text:p>
      <text:p text:style-name="P1"><text:soft-page-break/>bash-4.3$ emacs debug-1.cpp &amp;</text:p>
      <text:p text:style-name="P1">[2] 13837</text:p>
      <text:p text:style-name="P1">bash-4.3$ emacs debug-1.cpp &amp;</text:p>
      <text:p text:style-name="P1">[3] 13973</text:p>
      <text:p text:style-name="P1">[1] <text:s text:c="2"/>Done <text:s text:c="19"/>emacs debug-1.cpp</text:p>
      <text:p text:style-name="P1">[2] <text:s text:c="2"/>Done <text:s text:c="19"/>emacs debug-1.cpp</text:p>
      <text:p text:style-name="P1">bash-4.3$ dd</text:p>
      <text:p text:style-name="P1">dd <text:s text:c="10"/>ddbugtopbm <text:s text:c="2"/>ddjvu <text:s text:c="7"/>ddrescuelog <text:s/></text:p>
      <text:p text:style-name="P1">ddate <text:s text:c="7"/>ddd <text:s text:c="9"/>ddrescue <text:s text:c="4"/></text:p>
      <text:p text:style-name="P1">bash-4.3$ ddd ./a.out </text:p>
      <text:p text:style-name="P1">Creating "/home/anmgomezmo/.ddd/"...</text:p>
      <text:p text:style-name="P1">Creating "/home/anmgomezmo/.ddd/"...done.</text:p>
      <text:p text:style-name="P1">Creating "/home/anmgomezmo/.ddd/sessions/"...</text:p>
      <text:p text:style-name="P1">Creating "/home/anmgomezmo/.ddd/sessions/"...done.</text:p>
      <text:p text:style-name="P1">Creating "/home/anmgomezmo/.ddd/themes/"...</text:p>
      <text:p text:style-name="P1">Creating "/home/anmgomezmo/.ddd/themes/"...done.</text:p>
      <text:p text:style-name="P1">X Error of failed request: <text:s/>BadWindow (invalid Window parameter)</text:p>
      <text:p text:style-name="P1"><text:s text:c="2"/>Major opcode of failed request: <text:s/>10 (X_UnmapWindow)</text:p>
      <text:p text:style-name="P1"><text:s text:c="2"/>Resource id in failed request: <text:s/>0x0</text:p>
      <text:p text:style-name="P1"><text:s text:c="2"/>Serial number of failed request: <text:s/>26830</text:p>
      <text:p text:style-name="P1"><text:s text:c="2"/>Current serial number in output stream: <text:s/>26837</text:p>
      <text:p text:style-name="P1">X Error of failed request: <text:s/>BadWindow (invalid Window parameter)</text:p>
      <text:p text:style-name="P1"><text:s text:c="2"/>Major opcode of failed request: <text:s/>10 (X_UnmapWindow)</text:p>
      <text:p text:style-name="P1"><text:s text:c="2"/>Resource id in failed request: <text:s/>0x0</text:p>
      <text:p text:style-name="P1"><text:s text:c="2"/>Serial number of failed request: <text:s/>26832</text:p>
      <text:p text:style-name="P1"><text:s text:c="2"/>Current serial number in output stream: <text:s/>27001</text:p>
      <text:p text:style-name="P1"/>
      <text:p text:style-name="P1">X error (invalid Window parameter).</text:p>
      <text:p text:style-name="P1"/>
      <text:p text:style-name="P1">Oops! <text:s/>You have found a bug in DDD.</text:p>
      <text:p text:style-name="P1"/>
      <text:p text:style-name="P1">If you can reproduce this bug, please send a bug report</text:p>
      <text:p text:style-name="P1">to &lt;ddd@gnu.org&gt;, giving a subject like</text:p>
      <text:p text:style-name="P1"/>
      <text:p text:style-name="P1"><text:s text:c="4"/>DDD 3.3.12 (x86_64-slackware-linux-gnu) gets `BadWindow' error</text:p>
      <text:p text:style-name="P1"/>
      <text:p text:style-name="P1">To enable us to fix the bug, you should include the following information:</text:p>
      <text:p text:style-name="P1">* What you were doing to get this message. <text:s/>Report all the facts.</text:p>
      <text:p text:style-name="P1">* The contents of the `~/.ddd/log' file as generated by this session.</text:p>
      <text:p text:style-name="P1">Please read also the section "Reporting Bugs" in the DDD manual.</text:p>
      <text:p text:style-name="P1"/>
      <text:p text:style-name="P1">We thank you for your support.</text:p>
      <text:p text:style-name="P1"/>
      <text:p text:style-name="P1">bash-4.3$ git status </text:p>
      <text:p text:style-name="P1">On branch master</text:p>
      <text:p text:style-name="P1">Your branch is up-to-date with 'origin/master'.</text:p>
      <text:p text:style-name="P1"/>
      <text:p text:style-name="P1">Untracked files:</text:p>
      <text:p text:style-name="P1"><text:s text:c="2"/>(use "git add &lt;file&gt;..." to include in what will be committed)</text:p>
      <text:p text:style-name="P1"><text:soft-page-break/></text:p>
      <text:p text:style-name="P1"><text:tab/>./</text:p>
      <text:p text:style-name="P1"/>
      <text:p text:style-name="P1">nothing added to commit but untracked files present (use "git add" to track)</text:p>
      <text:p text:style-name="P1">[3]+ <text:s/>Done <text:s text:c="19"/>emacs debug-1.cpp</text:p>
      <text:p text:style-name="P1">bash-4.3$ git add ./</text:p>
      <text:p text:style-name="P1">bash-4.3$ git status </text:p>
      <text:p text:style-name="P1">On branch master</text:p>
      <text:p text:style-name="P1">Your branch is up-to-date with 'origin/master'.</text:p>
      <text:p text:style-name="P1"/>
      <text:p text:style-name="P1">Changes to be committed:</text:p>
      <text:p text:style-name="P1"><text:s text:c="2"/>(use "git reset HEAD &lt;file&gt;..." to unstage)</text:p>
      <text:p text:style-name="P1"/>
      <text:p text:style-name="P1"><text:tab/>new file: <text:s text:c="2"/>debug-1.cpp</text:p>
      <text:p text:style-name="P1"/>
      <text:p text:style-name="P1">bash-4.3$ git commit -m "Debugging"</text:p>
      <text:p text:style-name="P1">[master 5678e3e] Debugging</text:p>
      <text:p text:style-name="P1"><text:s/>Committer: Andres Mauricio Gomez Mongui &lt;anmgomezmo@darkstar.org&gt;</text:p>
      <text:p text:style-name="P1">Your name and email address were configured automatically based</text:p>
      <text:p text:style-name="P1">on your username and hostname. Please check that they are accurate.</text:p>
      <text:p text:style-name="P1">You can suppress this message by setting them explicitly. Run the</text:p>
      <text:p text:style-name="P1">following command and follow the instructions in your editor to edit</text:p>
      <text:p text:style-name="P1">your configuration file:</text:p>
      <text:p text:style-name="P1"/>
      <text:p text:style-name="P1"><text:s text:c="4"/>git config --global --edit</text:p>
      <text:p text:style-name="P1"/>
      <text:p text:style-name="P1">After doing this, you may fix the identity used for this commit with:</text:p>
      <text:p text:style-name="P1"/>
      <text:p text:style-name="P1"><text:s text:c="4"/>git commit --amend --reset-author</text:p>
      <text:p text:style-name="P1"/>
      <text:p text:style-name="P1"><text:s/>1 file changed, 25 insertions(+)</text:p>
      <text:p text:style-name="P1"><text:s/>create mode 100644 2019-10-11 Debugging/debug-1.cpp</text:p>
      <text:p text:style-name="P1">bash-4.3$ export http_proxy="http://anmgomezmo:Cuantica15@proxyapp.unal.edu.co:8080/"</text:p>
      <text:p text:style-name="P1">bash-4.3$ clear</text:p>
      <text:p text:style-name="P1"/>
      <text:p text:style-name="P1">bash-4.3$ git push </text:p>
      <text:p text:style-name="P1">^C </text:p>
      <text:p text:style-name="P1">bash-4.3$ export http_proxy="http://anmgomezmo:Cuantica15@proxyapp.unal.edu.co:8080/"</text:p>
      <text:p text:style-name="P1">bash-4.3$ cle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ash-4.3$ git push </text:p>
      <text:p text:style-name="P1">anmgomezmo</text:p>
      <text:p text:style-name="P1">^C</text:p>
      <text:p text:style-name="P1">bash-4.3$ git pull</text:p>
      <text:p text:style-name="P1">^C</text:p>
      <text:p text:style-name="P1">bash-4.3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2:55:13.593293591</meta:creation-date>
    <dc:date>2019-10-11T12:55:49.811133329</dc:date>
    <meta:editing-duration>PT38S</meta:editing-duration>
    <meta:editing-cycles>1</meta:editing-cycles>
    <meta:document-statistic meta:table-count="0" meta:image-count="0" meta:object-count="0" meta:page-count="12" meta:paragraph-count="493" meta:word-count="3090" meta:character-count="20880" meta:non-whitespace-character-count="16900"/>
    <meta:generator>LibreOffice/5.2.4.2$Linux_X86_64 LibreOffice_project/3d5603e1122f0f102b62521720ab13a38a4e0eb0</meta:generator>
  </office:meta>
</office:document-meta>
</file>